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5969in" svg:y="0.7717in">
            <draw:object draw:notify-on-update-of-ranges="Sheet1.A1:Sheet1.A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-3.70563509790244">
            <text:p>-3.7056350979</text:p>
          </table:table-cell>
        </table:table-row>
        <table:table-row table:style-name="ro1">
          <table:table-cell office:value-type="float" office:value="-3.68843854328591">
            <text:p>-3.6884385433</text:p>
          </table:table-cell>
        </table:table-row>
        <table:table-row table:style-name="ro1">
          <table:table-cell office:value-type="float" office:value="-3.68276340047342">
            <text:p>-3.6827634005</text:p>
          </table:table-cell>
        </table:table-row>
        <table:table-row table:style-name="ro1">
          <table:table-cell office:value-type="float" office:value="-3.68055777006703">
            <text:p>-3.6805577701</text:p>
          </table:table-cell>
        </table:table-row>
        <table:table-row table:style-name="ro1">
          <table:table-cell office:value-type="float" office:value="-3.68071128060688">
            <text:p>-3.6807112806</text:p>
          </table:table-cell>
        </table:table-row>
        <table:table-row table:style-name="ro1">
          <table:table-cell office:value-type="float" office:value="-3.68400125671989">
            <text:p>-3.6840012567</text:p>
          </table:table-cell>
        </table:table-row>
        <table:table-row table:style-name="ro1">
          <table:table-cell office:value-type="float" office:value="-3.69378026854173">
            <text:p>-3.6937802685</text:p>
          </table:table-cell>
        </table:table-row>
        <table:table-row table:style-name="ro1">
          <table:table-cell office:value-type="float" office:value="-3.71875336156978">
            <text:p>-3.7187533616</text:p>
          </table:table-cell>
        </table:table-row>
        <table:table-row table:style-name="ro1">
          <table:table-cell office:value-type="float" office:value="-3.76392524203597">
            <text:p>-3.763925242</text:p>
          </table:table-cell>
        </table:table-row>
        <table:table-row table:style-name="ro1">
          <table:table-cell office:value-type="float" office:value="-3.80460222956742">
            <text:p>-3.8046022296</text:p>
          </table:table-cell>
        </table:table-row>
        <table:table-row table:style-name="ro1">
          <table:table-cell office:value-type="float" office:value="-3.86086811975357">
            <text:p>-3.8608681198</text:p>
          </table:table-cell>
        </table:table-row>
        <table:table-row table:style-name="ro1">
          <table:table-cell office:value-type="float" office:value="-3.93140637091417">
            <text:p>-3.9314063709</text:p>
          </table:table-cell>
        </table:table-row>
        <table:table-row table:style-name="ro1">
          <table:table-cell office:value-type="float" office:value="-3.85648350407325">
            <text:p>-3.8564835041</text:p>
          </table:table-cell>
        </table:table-row>
        <table:table-row table:style-name="ro1">
          <table:table-cell office:value-type="float" office:value="-3.99188070345752">
            <text:p>-3.9918807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5T20:31:28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Result on Test Set</text:p>
        </chart:title>
        <chart:subtitle svg:x="4.014cm" svg:y="1.275cm" chart:style-name="ch3">
          <text:p>smoothing factor = 10, learning rate = 0.001
training sample size = 180, test samples = 20</text:p>
        </chart:subtitle>
        <chart:plot-area chart:style-name="ch4" table:cell-range-address="Sheet1.A1:Sheet1.A14" svg:x="1.331cm" svg:y="2.768cm" svg:width="14.029cm" svg:height="5.071cm">
          <chartooo:coordinate-region svg:x="2.164cm" svg:y="2.967cm" svg:width="13.009cm" svg:height="4.673cm"/>
          <chart:axis chart:dimension="x" chart:name="primary-x" chart:style-name="ch5">
            <chart:title svg:x="7.745cm" svg:y="8.019cm" chart:style-name="ch6">
              <text:p>Epochs</text:p>
            </chart:title>
          </chart:axis>
          <chart:axis chart:dimension="y" chart:name="primary-y" chart:style-name="ch5">
            <chart:title svg:x="0.451cm" svg:y="5.823cm" chart:style-name="ch7">
              <text:p>-xBleu</text:p>
            </chart:title>
            <chart:grid chart:style-name="ch8" chart:class="major"/>
          </chart:axis>
          <chart:series chart:style-name="ch9" chart:values-cell-range-address="Sheet1.A1:Sheet1.A14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70563509790244">
                <text:p>-3.70563509790244</text:p>
                <draw:g>
                  <svg:desc>Sheet1.A1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68843854328591">
                <text:p>-3.68843854328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8276340047342">
                <text:p>-3.68276340047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68055777006703">
                <text:p>-3.68055777006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8071128060688">
                <text:p>-3.68071128060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68400125671989">
                <text:p>-3.6840012567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69378026854173">
                <text:p>-3.69378026854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71875336156978">
                <text:p>-3.71875336156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76392524203597">
                <text:p>-3.76392524203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0460222956742">
                <text:p>-3.80460222956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86086811975357">
                <text:p>-3.86086811975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3140637091417">
                <text:p>-3.93140637091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5648350407325">
                <text:p>-3.85648350407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9188070345752">
                <text:p>-3.99188070345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